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Courier New" svg:font-family="'Courier New'"/>
    <style:font-face style:name="Menlo" svg:font-family="Menlo"/>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0.1181in" table:align="margins"/>
    </style:style>
    <style:style style:name="Table1.A" style:family="table-column">
      <style:table-column-properties style:column-width="1.6861in" style:rel-column-width="10921*"/>
    </style:style>
    <style:style style:name="Table1.B" style:family="table-column">
      <style:table-column-properties style:column-width="2.7535in" style:rel-column-width="17834*"/>
    </style:style>
    <style:style style:name="Table1.C" style:family="table-column">
      <style:table-column-properties style:column-width="2.684in" style:rel-column-width="17384*"/>
    </style:style>
    <style:style style:name="Table1.D" style:family="table-column">
      <style:table-column-properties style:column-width="0.4646in" style:rel-column-width="3009*"/>
    </style:style>
    <style:style style:name="Table1.E" style:family="table-column">
      <style:table-column-properties style:column-width="2.5299in" style:rel-column-width="1638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10.1181in" table:align="margins"/>
    </style:style>
    <style:style style:name="Table2.A" style:family="table-column">
      <style:table-column-properties style:column-width="1.6861in" style:rel-column-width="10921*"/>
    </style:style>
    <style:style style:name="Table2.B" style:family="table-column">
      <style:table-column-properties style:column-width="2.7535in" style:rel-column-width="17834*"/>
    </style:style>
    <style:style style:name="Table2.C" style:family="table-column">
      <style:table-column-properties style:column-width="2.684in" style:rel-column-width="17384*"/>
    </style:style>
    <style:style style:name="Table2.D" style:family="table-column">
      <style:table-column-properties style:column-width="0.4646in" style:rel-column-width="3009*"/>
    </style:style>
    <style:style style:name="Table2.E" style:family="table-column">
      <style:table-column-properties style:column-width="2.5299in" style:rel-column-width="1638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2038c4" officeooo:paragraph-rsid="002038c4"/>
    </style:style>
    <style:style style:name="P2" style:family="paragraph" style:parent-style-name="Standard">
      <style:text-properties officeooo:paragraph-rsid="003154d6"/>
    </style:style>
    <style:style style:name="P3" style:family="paragraph" style:parent-style-name="Text_20_body">
      <style:text-properties fo:font-size="10pt" fo:language="en" fo:country="HK"/>
    </style:style>
    <style:style style:name="P4" style:family="paragraph" style:parent-style-name="Text_20_body">
      <style:text-properties fo:font-size="10pt" fo:language="en" fo:country="HK" officeooo:rsid="002038c4" officeooo:paragraph-rsid="002038c4"/>
    </style:style>
    <style:style style:name="P5" style:family="paragraph" style:parent-style-name="Text_20_body">
      <style:text-properties fo:font-size="10pt" fo:language="en" fo:country="HK" officeooo:rsid="003154d6" officeooo:paragraph-rsid="003154d6"/>
    </style:style>
    <style:style style:name="P6" style:family="paragraph" style:parent-style-name="Text_20_body">
      <style:text-properties fo:font-size="10pt" fo:language="en" fo:country="HK" officeooo:rsid="0036b2d2" officeooo:paragraph-rsid="0036b2d2"/>
    </style:style>
    <style:style style:name="P7" style:family="paragraph" style:parent-style-name="Text_20_body">
      <style:text-properties officeooo:rsid="002413b2" officeooo:paragraph-rsid="002413b2"/>
    </style:style>
    <style:style style:name="P8" style:family="paragraph" style:parent-style-name="Text_20_body">
      <style:text-properties officeooo:rsid="003154d6" officeooo:paragraph-rsid="003154d6"/>
    </style:style>
    <style:style style:name="P9" style:family="paragraph" style:parent-style-name="Text_20_body">
      <style:text-properties officeooo:rsid="0036b2d2" officeooo:paragraph-rsid="0036b2d2"/>
    </style:style>
    <style:style style:name="P10" style:family="paragraph" style:parent-style-name="Text_20_body">
      <style:text-properties officeooo:rsid="00385d20" officeooo:paragraph-rsid="00385d20"/>
    </style:style>
    <style:style style:name="P11" style:family="paragraph" style:parent-style-name="Text_20_body">
      <style:text-properties officeooo:rsid="00385d20" officeooo:paragraph-rsid="00573a5c"/>
    </style:style>
    <style:style style:name="P12" style:family="paragraph" style:parent-style-name="Text_20_body">
      <style:text-properties officeooo:rsid="00393837" officeooo:paragraph-rsid="00393837"/>
    </style:style>
    <style:style style:name="P13" style:family="paragraph" style:parent-style-name="Text_20_body">
      <style:text-properties officeooo:rsid="003a963c" officeooo:paragraph-rsid="003a963c"/>
    </style:style>
    <style:style style:name="P14" style:family="paragraph" style:parent-style-name="Text_20_body">
      <style:text-properties officeooo:rsid="003fa80e" officeooo:paragraph-rsid="003fa80e"/>
    </style:style>
    <style:style style:name="P15" style:family="paragraph" style:parent-style-name="Text_20_body">
      <style:text-properties officeooo:rsid="00407bfd" officeooo:paragraph-rsid="00407bfd"/>
    </style:style>
    <style:style style:name="P16" style:family="paragraph" style:parent-style-name="Text_20_body">
      <style:text-properties officeooo:rsid="00407bfd" officeooo:paragraph-rsid="00573a5c"/>
    </style:style>
    <style:style style:name="P17" style:family="paragraph" style:parent-style-name="Text_20_body">
      <style:text-properties officeooo:rsid="003b730e" officeooo:paragraph-rsid="003b730e"/>
    </style:style>
    <style:style style:name="P18" style:family="paragraph" style:parent-style-name="Text_20_body">
      <style:text-properties officeooo:rsid="003e95ca" officeooo:paragraph-rsid="003e95ca"/>
    </style:style>
    <style:style style:name="P19" style:family="paragraph" style:parent-style-name="Text_20_body">
      <style:text-properties officeooo:rsid="004217db" officeooo:paragraph-rsid="004217db"/>
    </style:style>
    <style:style style:name="P20" style:family="paragraph" style:parent-style-name="Text_20_body">
      <style:text-properties officeooo:rsid="004217db" officeooo:paragraph-rsid="0046142b"/>
    </style:style>
    <style:style style:name="P21" style:family="paragraph" style:parent-style-name="Text_20_body">
      <style:text-properties officeooo:rsid="00485995" officeooo:paragraph-rsid="005255e5"/>
    </style:style>
    <style:style style:name="P22" style:family="paragraph" style:parent-style-name="Text_20_body">
      <style:text-properties officeooo:rsid="00499a7d" officeooo:paragraph-rsid="00499a7d"/>
    </style:style>
    <style:style style:name="P23" style:family="paragraph" style:parent-style-name="Text_20_body">
      <style:text-properties officeooo:rsid="0049b37e" officeooo:paragraph-rsid="0049b37e"/>
    </style:style>
    <style:style style:name="P24" style:family="paragraph" style:parent-style-name="Text_20_body">
      <style:text-properties officeooo:rsid="004b5caa" officeooo:paragraph-rsid="004b5caa"/>
    </style:style>
    <style:style style:name="P25" style:family="paragraph" style:parent-style-name="Text_20_body">
      <style:text-properties officeooo:rsid="004b5caa" officeooo:paragraph-rsid="0059cade"/>
    </style:style>
    <style:style style:name="P26" style:family="paragraph" style:parent-style-name="Text_20_body">
      <style:text-properties officeooo:rsid="004d2ffb" officeooo:paragraph-rsid="004d2ffb"/>
    </style:style>
    <style:style style:name="P27" style:family="paragraph" style:parent-style-name="Text_20_body">
      <style:text-properties officeooo:rsid="004e4eac" officeooo:paragraph-rsid="004e4eac"/>
    </style:style>
    <style:style style:name="P28" style:family="paragraph" style:parent-style-name="Text_20_body">
      <style:text-properties officeooo:rsid="004f6906" officeooo:paragraph-rsid="004f6906"/>
    </style:style>
    <style:style style:name="P29" style:family="paragraph" style:parent-style-name="Text_20_body">
      <style:text-properties officeooo:rsid="00512506" officeooo:paragraph-rsid="00512506"/>
    </style:style>
    <style:style style:name="P30" style:family="paragraph" style:parent-style-name="Text_20_body">
      <style:text-properties officeooo:rsid="003d4e69" officeooo:paragraph-rsid="003d4e69"/>
    </style:style>
    <style:style style:name="P31" style:family="paragraph" style:parent-style-name="Text_20_body">
      <style:text-properties officeooo:rsid="005255e5" officeooo:paragraph-rsid="005255e5"/>
    </style:style>
    <style:style style:name="P32" style:family="paragraph" style:parent-style-name="Text_20_body">
      <style:text-properties officeooo:rsid="005316ad" officeooo:paragraph-rsid="005316ad"/>
    </style:style>
    <style:style style:name="P33" style:family="paragraph" style:parent-style-name="Text_20_body">
      <style:text-properties officeooo:rsid="00542a2f" officeooo:paragraph-rsid="00542a2f"/>
    </style:style>
    <style:style style:name="P34" style:family="paragraph" style:parent-style-name="Text_20_body">
      <style:text-properties officeooo:rsid="00556d5b" officeooo:paragraph-rsid="00556d5b"/>
    </style:style>
    <style:style style:name="P35" style:family="paragraph" style:parent-style-name="Text_20_body">
      <style:text-properties officeooo:rsid="00556d5b" officeooo:paragraph-rsid="0059cade"/>
    </style:style>
    <style:style style:name="P36" style:family="paragraph" style:parent-style-name="Text_20_body">
      <style:text-properties fo:font-weight="bold" officeooo:rsid="0036b2d2" officeooo:paragraph-rsid="0036b2d2" style:font-weight-asian="bold" style:font-weight-complex="bold"/>
    </style:style>
    <style:style style:name="P37" style:family="paragraph" style:parent-style-name="Text_20_body">
      <style:text-properties fo:font-weight="bold" officeooo:rsid="00573a5c" officeooo:paragraph-rsid="00573a5c" style:font-weight-asian="bold" style:font-weight-complex="bold"/>
    </style:style>
    <style:style style:name="P38" style:family="paragraph" style:parent-style-name="Text_20_body">
      <style:paragraph-properties fo:margin-left="0in" fo:margin-right="0in" fo:text-indent="-0.25in" style:auto-text-indent="false"/>
    </style:style>
    <style:style style:name="P39" style:family="paragraph" style:parent-style-name="Text_20_body">
      <style:paragraph-properties fo:margin-left="0.25in" fo:margin-right="0in" fo:text-indent="0in" style:auto-text-indent="false"/>
    </style:style>
    <style:style style:name="P40" style:family="paragraph" style:parent-style-name="Text_20_body">
      <style:paragraph-properties fo:margin-left="0.75in" fo:margin-right="0in" fo:text-indent="0in" style:auto-text-indent="false"/>
      <style:text-properties fo:font-size="10pt" fo:language="en" fo:country="HK"/>
    </style:style>
    <style:style style:name="P41" style:family="paragraph" style:parent-style-name="Text_20_body">
      <style:paragraph-properties fo:margin-left="1in" fo:margin-right="0in" fo:text-indent="-0.25in" style:auto-text-indent="false"/>
    </style:style>
    <style:style style:name="P42" style:family="paragraph" style:parent-style-name="Table_20_Contents">
      <style:text-properties officeooo:rsid="0020df0b" officeooo:paragraph-rsid="0020df0b"/>
    </style:style>
    <style:style style:name="P43" style:family="paragraph" style:parent-style-name="Table_20_Contents">
      <style:text-properties officeooo:rsid="00223274" officeooo:paragraph-rsid="00223274"/>
    </style:style>
    <style:style style:name="P44" style:family="paragraph" style:parent-style-name="Table_20_Contents">
      <style:text-properties officeooo:rsid="002413b2" officeooo:paragraph-rsid="002413b2"/>
    </style:style>
    <style:style style:name="P45" style:family="paragraph" style:parent-style-name="Table_20_Contents">
      <style:text-properties officeooo:rsid="002413b2" officeooo:paragraph-rsid="003154d6"/>
    </style:style>
    <style:style style:name="P46" style:family="paragraph" style:parent-style-name="Table_20_Contents">
      <style:text-properties officeooo:rsid="0024a352" officeooo:paragraph-rsid="0024a352"/>
    </style:style>
    <style:style style:name="P47" style:family="paragraph" style:parent-style-name="Table_20_Contents">
      <style:text-properties officeooo:rsid="0027b6e8" officeooo:paragraph-rsid="0027b6e8"/>
    </style:style>
    <style:style style:name="P48" style:family="paragraph" style:parent-style-name="Table_20_Contents">
      <style:text-properties officeooo:rsid="0027b6e8" officeooo:paragraph-rsid="002a3b4b"/>
    </style:style>
    <style:style style:name="P49" style:family="paragraph" style:parent-style-name="Table_20_Contents">
      <style:text-properties officeooo:rsid="0027b6e8" officeooo:paragraph-rsid="002b54a5"/>
    </style:style>
    <style:style style:name="P50" style:family="paragraph" style:parent-style-name="Table_20_Contents">
      <style:text-properties officeooo:rsid="0027b6e8" officeooo:paragraph-rsid="00303138"/>
    </style:style>
    <style:style style:name="P51" style:family="paragraph" style:parent-style-name="Table_20_Contents">
      <style:text-properties officeooo:rsid="0029b672" officeooo:paragraph-rsid="0029b672"/>
    </style:style>
    <style:style style:name="P52" style:family="paragraph" style:parent-style-name="Table_20_Contents">
      <style:text-properties officeooo:rsid="002a3b4b" officeooo:paragraph-rsid="002a3b4b"/>
    </style:style>
    <style:style style:name="P53" style:family="paragraph" style:parent-style-name="Table_20_Contents">
      <style:text-properties officeooo:rsid="002b54a5" officeooo:paragraph-rsid="002b54a5"/>
    </style:style>
    <style:style style:name="P54" style:family="paragraph" style:parent-style-name="Table_20_Contents">
      <style:text-properties officeooo:rsid="002b54a5" officeooo:paragraph-rsid="002cd537"/>
    </style:style>
    <style:style style:name="P55" style:family="paragraph" style:parent-style-name="Table_20_Contents">
      <style:text-properties officeooo:rsid="002b54a5" officeooo:paragraph-rsid="002e3185"/>
    </style:style>
    <style:style style:name="P56" style:family="paragraph" style:parent-style-name="Table_20_Contents">
      <style:text-properties officeooo:rsid="002e3185" officeooo:paragraph-rsid="002e3185"/>
    </style:style>
    <style:style style:name="P57" style:family="paragraph" style:parent-style-name="Table_20_Contents">
      <style:text-properties officeooo:rsid="00303138" officeooo:paragraph-rsid="00303138"/>
    </style:style>
    <style:style style:name="P58" style:family="paragraph" style:parent-style-name="Table_20_Contents">
      <style:text-properties officeooo:rsid="0031269b" officeooo:paragraph-rsid="0031269b"/>
    </style:style>
    <style:style style:name="P59" style:family="paragraph" style:parent-style-name="Table_20_Contents">
      <style:text-properties officeooo:paragraph-rsid="003154d6"/>
    </style:style>
    <style:style style:name="P60" style:family="paragraph" style:parent-style-name="Table_20_Contents">
      <style:text-properties officeooo:rsid="003154d6" officeooo:paragraph-rsid="003154d6"/>
    </style:style>
    <style:style style:name="P61" style:family="paragraph" style:parent-style-name="Table_20_Contents">
      <style:text-properties officeooo:rsid="003154d6" officeooo:paragraph-rsid="0031db85"/>
    </style:style>
    <style:style style:name="P62" style:family="paragraph" style:parent-style-name="Table_20_Contents">
      <style:text-properties officeooo:rsid="0031db85" officeooo:paragraph-rsid="0031db85"/>
    </style:style>
    <style:style style:name="P63" style:family="paragraph" style:parent-style-name="Table_20_Contents">
      <style:text-properties officeooo:rsid="0031db85" officeooo:paragraph-rsid="0034b66f"/>
    </style:style>
    <style:style style:name="P64" style:family="paragraph" style:parent-style-name="Table_20_Contents">
      <style:text-properties officeooo:rsid="00339e44" officeooo:paragraph-rsid="00339e44"/>
    </style:style>
    <style:style style:name="P65" style:family="paragraph" style:parent-style-name="Table_20_Contents">
      <style:text-properties officeooo:rsid="00340128" officeooo:paragraph-rsid="00340128"/>
    </style:style>
    <style:style style:name="P66" style:family="paragraph" style:parent-style-name="Table_20_Contents">
      <style:text-properties officeooo:rsid="0034b66f" officeooo:paragraph-rsid="0034b66f"/>
    </style:style>
    <style:style style:name="P67" style:family="paragraph" style:parent-style-name="Text_20_body" style:list-style-name="L1">
      <style:text-properties fo:font-size="10pt" fo:language="en" fo:country="HK" officeooo:rsid="00223274" officeooo:paragraph-rsid="00223274"/>
    </style:style>
    <style:style style:name="P68" style:family="paragraph" style:parent-style-name="Text_20_body">
      <style:text-properties fo:font-style="normal" officeooo:rsid="0045be85" officeooo:paragraph-rsid="004217db" style:font-style-asian="normal" style:font-style-complex="normal"/>
    </style:style>
    <style:style style:name="P69" style:family="paragraph" style:parent-style-name="Text_20_body">
      <style:text-properties fo:font-style="normal" officeooo:rsid="0046142b" officeooo:paragraph-rsid="0046142b" style:font-style-asian="normal" style:font-style-complex="normal"/>
    </style:style>
    <style:style style:name="P70" style:family="paragraph" style:parent-style-name="Text_20_body">
      <style:text-properties fo:font-style="normal" officeooo:rsid="00472d56" officeooo:paragraph-rsid="0046142b" style:font-style-asian="normal" style:font-style-complex="normal"/>
    </style:style>
    <style:style style:name="P71" style:family="paragraph" style:parent-style-name="Text_20_body">
      <style:text-properties fo:font-style="normal" officeooo:rsid="004d2ffb" officeooo:paragraph-rsid="005becfb" style:font-style-asian="normal" style:font-style-complex="normal"/>
    </style:style>
    <style:style style:name="P72" style:family="paragraph" style:parent-style-name="Text_20_body">
      <style:text-properties fo:font-style="normal" officeooo:rsid="004d2ffb" officeooo:paragraph-rsid="005ce63e" style:font-style-asian="normal" style:font-style-complex="normal"/>
    </style:style>
    <style:style style:name="P73" style:family="paragraph" style:parent-style-name="Text_20_body">
      <style:text-properties officeooo:rsid="004d2ffb" officeooo:paragraph-rsid="004d2ffb"/>
    </style:style>
    <style:style style:name="P74" style:family="paragraph" style:parent-style-name="Text_20_body">
      <style:text-properties officeooo:rsid="004d2ffb" officeooo:paragraph-rsid="005becfb"/>
    </style:style>
    <style:style style:name="P75" style:family="paragraph" style:parent-style-name="Text_20_body">
      <style:text-properties officeooo:rsid="004d2ffb" officeooo:paragraph-rsid="005ce63e"/>
    </style:style>
    <style:style style:name="P76" style:family="paragraph" style:parent-style-name="Text_20_body">
      <style:text-properties officeooo:paragraph-rsid="005d1e3c"/>
    </style:style>
    <style:style style:name="P77" style:family="paragraph" style:parent-style-name="Text_20_body">
      <style:text-properties officeooo:rsid="00556d5b" officeooo:paragraph-rsid="0059cade"/>
    </style:style>
    <style:style style:name="P78" style:family="paragraph" style:parent-style-name="Text_20_body">
      <style:text-properties officeooo:rsid="005d1e3c" officeooo:paragraph-rsid="005d1e3c"/>
    </style:style>
    <style:style style:name="T1" style:family="text">
      <style:text-properties fo:font-variant="normal" fo:text-transform="none" style:font-name="Symbol" fo:font-size="10pt" fo:language="en" fo:country="HK"/>
    </style:style>
    <style:style style:name="T2" style:family="text">
      <style:text-properties fo:font-variant="normal" fo:text-transform="none" style:font-name="Symbol" fo:font-size="10pt" fo:language="en" fo:country="HK" officeooo:rsid="00223274"/>
    </style:style>
    <style:style style:name="T3" style:family="text">
      <style:text-properties fo:font-variant="normal" fo:text-transform="none" style:font-name="Courier New" fo:font-size="10pt" fo:language="en" fo:country="HK"/>
    </style:style>
    <style:style style:name="T4" style:family="text">
      <style:text-properties style:font-name="Symbol" fo:font-size="10pt" fo:language="en" fo:country="HK"/>
    </style:style>
    <style:style style:name="T5" style:family="text">
      <style:text-properties fo:font-size="10pt" fo:language="en" fo:country="HK"/>
    </style:style>
    <style:style style:name="T6" style:family="text">
      <style:text-properties fo:font-size="10pt" fo:language="en" fo:country="HK" officeooo:rsid="00223274"/>
    </style:style>
    <style:style style:name="T7" style:family="text">
      <style:text-properties style:font-name="Courier New" fo:font-size="10pt" fo:language="en" fo:country="HK"/>
    </style:style>
    <style:style style:name="T8" style:family="text">
      <style:text-properties officeooo:rsid="0020df0b"/>
    </style:style>
    <style:style style:name="T9" style:family="text">
      <style:text-properties officeooo:rsid="002413b2"/>
    </style:style>
    <style:style style:name="T10" style:family="text">
      <style:text-properties officeooo:rsid="0024a352"/>
    </style:style>
    <style:style style:name="T11" style:family="text">
      <style:text-properties officeooo:rsid="002665a0"/>
    </style:style>
    <style:style style:name="T12" style:family="text">
      <style:text-properties officeooo:rsid="002a3b4b"/>
    </style:style>
    <style:style style:name="T13" style:family="text">
      <style:text-properties officeooo:rsid="002b54a5"/>
    </style:style>
    <style:style style:name="T14" style:family="text">
      <style:text-properties officeooo:rsid="00303138"/>
    </style:style>
    <style:style style:name="T15" style:family="text">
      <style:text-properties officeooo:rsid="0031269b"/>
    </style:style>
    <style:style style:name="T16" style:family="text">
      <style:text-properties officeooo:rsid="0031db85"/>
    </style:style>
    <style:style style:name="T17" style:family="text">
      <style:text-properties officeooo:rsid="00340128"/>
    </style:style>
    <style:style style:name="T18" style:family="text">
      <style:text-properties officeooo:rsid="0034b66f"/>
    </style:style>
    <style:style style:name="T19" style:family="text">
      <style:text-properties officeooo:rsid="0036b2d2"/>
    </style:style>
    <style:style style:name="T20" style:family="text">
      <style:text-properties officeooo:rsid="003b730e"/>
    </style:style>
    <style:style style:name="T21" style:family="text">
      <style:text-properties officeooo:rsid="00407bfd"/>
    </style:style>
    <style:style style:name="T22" style:family="text">
      <style:text-properties officeooo:rsid="00420f67"/>
    </style:style>
    <style:style style:name="T23" style:family="text">
      <style:text-properties officeooo:rsid="0043f3d6"/>
    </style:style>
    <style:style style:name="T24" style:family="text">
      <style:text-properties fo:font-style="italic" officeooo:rsid="0043f3d6" style:font-style-asian="italic" style:font-style-complex="italic"/>
    </style:style>
    <style:style style:name="T25" style:family="text">
      <style:text-properties fo:font-style="italic" officeooo:rsid="005afe15" style:font-style-asian="italic" style:font-style-complex="italic"/>
    </style:style>
    <style:style style:name="T26" style:family="text">
      <style:text-properties fo:font-style="italic" officeooo:rsid="004b5caa"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45be85" style:font-style-asian="normal" style:font-style-complex="normal"/>
    </style:style>
    <style:style style:name="T29" style:family="text">
      <style:text-properties fo:font-style="normal" officeooo:rsid="0046142b" style:font-style-asian="normal" style:font-style-complex="normal"/>
    </style:style>
    <style:style style:name="T30" style:family="text">
      <style:text-properties fo:font-style="normal" officeooo:rsid="00472d56" style:font-style-asian="normal" style:font-style-complex="normal"/>
    </style:style>
    <style:style style:name="T31" style:family="text">
      <style:text-properties fo:font-style="normal" officeooo:rsid="00485995" style:font-style-asian="normal" style:font-style-complex="normal"/>
    </style:style>
    <style:style style:name="T32" style:family="text">
      <style:text-properties fo:font-style="normal" officeooo:rsid="00486894" style:font-style-asian="normal" style:font-style-complex="normal"/>
    </style:style>
    <style:style style:name="T33" style:family="text">
      <style:text-properties fo:font-style="normal" officeooo:rsid="005afe15" style:font-style-asian="normal" style:font-style-complex="normal"/>
    </style:style>
    <style:style style:name="T34" style:family="text">
      <style:text-properties fo:font-style="normal" officeooo:rsid="005becfb" style:font-style-asian="normal" style:font-style-complex="normal"/>
    </style:style>
    <style:style style:name="T35" style:family="text">
      <style:text-properties fo:font-style="normal" officeooo:rsid="005ce63e" style:font-style-asian="normal" style:font-style-complex="normal"/>
    </style:style>
    <style:style style:name="T36" style:family="text">
      <style:text-properties fo:font-style="normal" officeooo:rsid="005d1e3c" style:font-style-asian="normal" style:font-style-complex="normal"/>
    </style:style>
    <style:style style:name="T37" style:family="text">
      <style:text-properties officeooo:rsid="00499a7d"/>
    </style:style>
    <style:style style:name="T38" style:family="text">
      <style:text-properties officeooo:rsid="0049b37e"/>
    </style:style>
    <style:style style:name="T39" style:family="text">
      <style:text-properties officeooo:rsid="004b5caa"/>
    </style:style>
    <style:style style:name="T40" style:family="text">
      <style:text-properties officeooo:rsid="004d2ffb"/>
    </style:style>
    <style:style style:name="T41" style:family="text">
      <style:text-properties officeooo:rsid="004e4eac"/>
    </style:style>
    <style:style style:name="T42" style:family="text">
      <style:text-properties officeooo:rsid="004f6906"/>
    </style:style>
    <style:style style:name="T43" style:family="text">
      <style:text-properties officeooo:rsid="005255e5"/>
    </style:style>
    <style:style style:name="T44" style:family="text">
      <style:text-properties officeooo:rsid="005316ad"/>
    </style:style>
    <style:style style:name="T45" style:family="text">
      <style:text-properties officeooo:rsid="00556d5b"/>
    </style:style>
    <style:style style:name="T46" style:family="text">
      <style:text-properties officeooo:rsid="005896dc"/>
    </style:style>
    <style:style style:name="T47" style:family="text">
      <style:text-properties officeooo:rsid="0059cade"/>
    </style:style>
    <style:style style:name="T48" style:family="text">
      <style:text-properties officeooo:rsid="005afe15"/>
    </style:style>
    <style:style style:name="T49" style:family="text">
      <style:text-properties officeooo:rsid="005d1e3c"/>
    </style:style>
    <style:style style:name="T50" style:family="text">
      <style:text-properties fo:color="#000000" style:font-name="Menlo" fo:font-size="9pt"/>
    </style:style>
    <style:style style:name="T51" style:family="text">
      <style:text-properties fo:color="#000000" style:font-name="Menlo" fo:font-size="9pt" fo:font-style="normal" officeooo:rsid="005d1e3c"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ZOP SPECIFICATION</text:p>
      <text:p text:style-name="P1">PROJECT FILE (XML) SPECIFICATION</text:p>
      <text:p text:style-name="P1"/>
      <text:p text:style-name="P1"><text:span text:style-name="T48">30 Jan </text:span>201<text:span text:style-name="T19">9</text:span></text:p>
      <text:p text:style-name="P1">Version: 1.0</text:p>
      <text:p text:style-name="P1">Peter Clarke</text:p>
      <text:p text:style-name="P1"/>
      <text:p text:style-name="P6">INTRODUCTION</text:p>
      <text:p text:style-name="P6">This document describes the details of the format used for saving project data in a file.</text:p>
      <text:p text:style-name="P4"><text:span text:style-name="T19">The p</text:span>roject file uses XML. The XML structure is shown in the table below. <text:span text:style-name="T8">The structure doesn't show end tags (&lt;/Tag&gt;) for clarity.</text:span></text:p>
      <text:p text:style-name="P5">Tags will nearly always contain the object's ID number as their contained text. The reason for doing this (instead of including ID as an attribute of the tag) is: (1) the tag needs to contain some text, otherwise the parser sometimes gets confused, and every object will have an ID; (2) ID is probably the only piece of data that every object will have, so it's <text:s/>consistent to use ID as the content.</text:p>
      <text:p text:style-name="Text_20_body"> </text:p>
      <text:p text:style-name="P3">The following symbols are used in the table (not in the actual XML):</text:p>
      <text:p text:style-name="P38"><text:span text:style-name="T4">·</text:span><text:span text:style-name="T1">       </text:span><text:span text:style-name="T5">* indicates tags that contain values only, not other tags. (The * should not appear in the actual file.)</text:span></text:p>
      <text:p text:style-name="P38"><text:span text:style-name="T4">·</text:span><text:span text:style-name="T1">       </text:span><text:span text:style-name="T5">% indicates tags that can be repeated. (If non-% tags are repeated, only the first instance in each level will be used.) (The % should not appear in the actual file.)</text:span></text:p>
      <text:p text:style-name="P38"><text:span text:style-name="T4">·</text:span><text:span text:style-name="T1">       </text:span><text:span text:style-name="T5">B indicates tags that can contain &lt;Bookmark&gt; tags. (The B should not appear in the actual file.) The structure of a &lt;Bookmark&gt; tag is as follows:</text:span></text:p>
      <text:p text:style-name="P39">         <text:span text:style-name="T5">&lt;Bookmark&gt;*% BookmarkSerialNumber</text:span></text:p>
      <text:p text:style-name="P40">&lt;/Bookmark&gt;</text:p>
      <text:p text:style-name="P40">Bookmark serial numbers are in the order the bookmarks were created.</text:p>
      <text:p text:style-name="P38"><text:span text:style-name="T4">·</text:span><text:span text:style-name="T1">       </text:span><text:span text:style-name="T5">C indicates tags that can contain &lt;Comment&gt; child tags. (The C should not appear in the actual file.) The structure of a &lt;Comment&gt; tag is as follows:</text:span></text:p>
      <text:p text:style-name="P39">         <text:span text:style-name="T5">&lt;Comment&gt;%B CommentSerialNumber</text:span></text:p>
      <text:p text:style-name="P40">&lt;/Comment&gt;</text:p>
      <text:p text:style-name="P38"><text:span text:style-name="T4">·</text:span><text:span text:style-name="T1">       </text:span><text:span text:style-name="T2">N</text:span><text:span text:style-name="T5"> indicates tags that contain numerical values. The value (real or integer) must come immediately after the tag, and before any child tags. The tag can optionally contain the following child tags:</text:span></text:p>
      <text:p text:style-name="P41"><text:soft-page-break/><text:span text:style-name="T7">o</text:span><text:span text:style-name="T3">   </text:span><text:span text:style-name="T5">a &lt;Unit&gt; tag, whose value is the engineering unit of the numerical value. Valid values are: None, Prob (indicating probability), %, /yr, /hr, FIT, hr, day, wk, month, yr. All are non-case sensitive. If the &lt;Unit&gt; tag is absent, a default unit is taken (varies per parameter).</text:span></text:p>
      <text:p text:style-name="P41"><text:span text:style-name="T7">o</text:span><text:span text:style-name="T3">   </text:span><text:span text:style-name="T5">a &lt;Kind&gt; tag, whose value indicates the kind of the number. Valid values are: Manual (value entered by user), Constant (value fixed to a defined constant), Calc (value calculated according to a formula), Lookup (value looked up in a 2D matrix), Category (one of a list of values defined separately), Linked (value fixed to that of another parameter) (all are non-case sensitive). Defaults to Manual. Currently only Manual is implemented, and other kinds will give undefined results.</text:span></text:p>
      <text:list xml:id="list4177854922" text:style-name="L1">
        <text:list-item>
          <text:p text:style-name="P67">U indicates tags that can <text:span text:style-name="T14">take an attribute “Status”</text:span> (for use by Save On The Fly). <text:span text:style-name="T14">For example, &lt;Node Status=Deleted&gt;. The Status attribute is optional. Recognised values are detailed in the “Project open and save” specification. Unrecognised values of Status will be ignored (normally silently; a message can be output if we are in Verbose mode).</text:span></text:p>
        </text:list-item>
        <text:list-item>
          <text:p text:style-name="P67">! <text:span text:style-name="T9">indicates compulsory tags. If missing from the file, vizop can't open the project. All tags not marked ! can be omitted.</text:span></text:p>
        </text:list-item>
      </text:list>
      <text:p text:style-name="Text_20_body"><text:span text:style-name="T5">Element IDs are unique for all elements (</text:span><text:span text:style-name="T6">including</text:span><text:span text:style-name="T5"> comments) across entire project.</text:span></text:p>
      <text:p text:style-name="P3">Leading and trailing whitespace (spaces, tabs and newlines) in text values are removed on reading and writing the XML file.</text:p>
      <text:p text:style-name="P3">Boolean tag values are written as True or False. When reading the file, any of the following is considered as True: True, Yes, Y, 1 (not case-sensitive). Any other value is considered as False. If the Boolean value is to be defined as “unset”, the tag should be omitted.</text:p>
      <text:p text:style-name="P7">In general, we will avoid too deep embedding of object tags inside other objects, to minimise the amount of data needing to be written by Save On The Fly. </text:p>
      <text:p text:style-name="P7"/>
      <text:p text:style-name="P36">OVERALL FILE STRUCTURE</text:p>
      <text:p text:style-name="P9">&lt;VizopProject VizopVersion=[VersionNumber]</text:p>
      <text:p text:style-name="P10">Project information tags (e.g. project name, description, team members, edit number)</text:p>
      <text:p text:style-name="P10">Structured object tags (<text:span text:style-name="T20">process units, risk receptors, numbering systems, </text:span>risk matrix, <text:span text:style-name="T42">constants</text:span>)</text:p>
      <text:p text:style-name="P10">PHA object tags (e.g. FT, alarm rationalization); <text:span text:style-name="T45">see details below</text:span></text:p>
      <text:p text:style-name="P10">Comment tags</text:p>
      <text:p text:style-name="P10">Action item tags</text:p>
      <text:p text:style-name="P34"><text:soft-page-break/>Update tags – these are added during Save On Fly. During project file opening, they will be present only if this is a recovery project file, i.e. Vizop did not terminate properly. They are defined in the Save On Fly specification.</text:p>
      <text:p text:style-name="P16">&lt;/VizopProject&gt;</text:p>
      <text:p text:style-name="P11"/>
      <text:p text:style-name="P37">DETAILED STRUCTURE OF EACH KIND OF TAG</text:p>
      <text:p text:style-name="P10">PROJECT INFORMATION TAGS</text:p>
      <text:p text:style-name="P12">&lt;ShortTitle [text] /&gt;</text:p>
      <text:p text:style-name="P12">&lt;ProjNumber [text] /&gt;</text:p>
      <text:p text:style-name="P12">&lt;Description [text] /&gt;</text:p>
      <text:p text:style-name="P13">&lt;EditNumber [int as text] /&gt;</text:p>
      <text:p text:style-name="P14">&lt;TeamMembers&gt; sequence of TeamMember tags &lt;/TeamMembers&gt;</text:p>
      <text:p text:style-name="P14"/>
      <text:p text:style-name="P14">TEAMMEMBER TAGS</text:p>
      <text:p text:style-name="P32">One tag per team member defined in the project.<text:span text:style-name="T37"> There shall be ≥0 &lt;</text:span>TeamMember<text:span text:style-name="T37">&gt; tags in the file.</text:span></text:p>
      <text:p text:style-name="P14">&lt;TeamMember&gt; &lt;ID [ID int as str] /&gt; &lt;Name [Name as str] /&gt; &lt;Role [Role as str] /&gt; &lt;Affiliation [Affiliation as str] /&gt; &lt;/TeamMember&gt;</text:p>
      <text:p text:style-name="P14"/>
      <text:p text:style-name="P17">PROCESS UNIT TAGS</text:p>
      <text:p text:style-name="P31">One tag per section of process equipment in the project.<text:span text:style-name="T37"> </text:span>There shall be ≥0 &lt;ProcessUnit&gt; tags in the file.</text:p>
      <text:p text:style-name="P17">&lt;ProcessUnit<text:span text:style-name="T21">&gt;</text:span> <text:span text:style-name="T21">&lt;ID [ID int as str] /&gt; &lt;UnitNumber [UnitNumber as str] /&gt; &lt;ShortName [ShortName as str] /&gt; &lt;LongName [LongName as str] /</text:span>&gt;</text:p>
      <text:p text:style-name="P15">&lt;/ProcessUnit&gt;</text:p>
      <text:p text:style-name="P30"/>
      <text:p text:style-name="P30"><text:soft-page-break/>RISK RECEPTOR TAGS</text:p>
      <text:p text:style-name="P31">One tag per risk receptor (safety, environment etc.) used in the project. There shall be ≥0 &lt;RiskReceptor&gt; tags in the file.</text:p>
      <text:p text:style-name="P18">&lt;RiskReceptor<text:span text:style-name="T22">&gt;</text:span> <text:span text:style-name="T22">&lt;</text:span>ID [ID <text:span text:style-name="T22">int as str</text:span>] /<text:span text:style-name="T22">&gt; &lt;Name [</text:span>HumanName a<text:span text:style-name="T22">s str</text:span>] /&gt; <text:span text:style-name="T22">&lt;/RiskReceptor&gt;</text:span></text:p>
      <text:p text:style-name="P19"/>
      <text:p text:style-name="P19">NUMBERING SYSTEM TAGS</text:p>
      <text:p text:style-name="P21">One instance of each unique numbering system is defined. As many PHA objects will have the same numbering system, we don't want to repeat the numbering system unnecessarily. <text:span text:style-name="T37">There shall be ≥0 &lt;NumberingSystem&gt; tags in the file.</text:span></text:p>
      <text:p text:style-name="P19">&lt;NumberingSystem&gt; &lt;ID [ID int as str] /&gt;</text:p>
      <text:p text:style-name="P19"><text:tab/>then ≥1 of: &lt;Chunk&gt; <text:span text:style-name="T23">&lt;Type ['str', 'Parent' or 'Serial'] /</text:span><text:span text:style-name="T24">&gt; [other fields according to Type] &lt;</text:span><text:span text:style-name="T28">/Chunk&gt;</text:span></text:p>
      <text:p text:style-name="P68"><text:tab/>Other fields:</text:p>
      <text:p text:style-name="P68"><text:tab/><text:tab/>Type str: &lt;Value&gt; [text content of string field] &lt;/Value&gt;</text:p>
      <text:p text:style-name="P68"><text:tab/><text:tab/>Type Parent: &lt;ID [ID of parent object from which numbering is obtained] /&gt;</text:p>
      <text:p text:style-name="P20"><text:span text:style-name="T28"><text:tab/><text:tab/>Type Serial:<text:tab/>&lt;</text:span><text:span text:style-name="T29">Fieldwidth [field width, int as str] /&gt;</text:span></text:p>
      <text:p text:style-name="P69"><text:tab/><text:tab/><text:tab/><text:tab/>&lt;PadChar [pad character, single character as str; needs to be escaped if not a printable character, e.g. %20 for space] /&gt;</text:p>
      <text:p text:style-name="P20"><text:span text:style-name="T29"><text:tab/><text:tab/><text:tab/><text:tab/>&lt;</text:span><text:span text:style-name="T30">StartAt [initial value in sequence, int as str] /&gt; </text:span><text:span text:style-name="T32">[can be omitted if 1]</text:span></text:p>
      <text:p text:style-name="P70"><text:tab/><text:tab/><text:tab/><text:tab/>&lt;SkipTo [value to skip to, int as str] /&gt; [omitted if None]</text:p>
      <text:p text:style-name="P20"><text:span text:style-name="T30"><text:tab/><text:tab/><text:tab/><text:tab/>&lt;GapBefore [how many numbers to leave before this item, int as str] /&gt; </text:span><text:span text:style-name="T31">[</text:span><text:span text:style-name="T32">can be </text:span><text:span text:style-name="T31">omitted if 0]</text:span></text:p>
      <text:p text:style-name="P20"><text:span text:style-name="T30"><text:tab/><text:tab/><text:tab/><text:tab/>&lt;Include [IncludeInNumbering attrib, bool as str] /&gt; </text:span><text:span text:style-name="T32">[can be omitted if True]</text:span></text:p>
      <text:p text:style-name="P70"><text:tab/><text:tab/><text:tab/><text:tab/>&lt;NoValue&gt; [NoValue str] &lt;/NoValue&gt; [always included, even if IncludeInNumbering is True, as we should keep any value set by the user]</text:p>
      <text:p text:style-name="P22"/>
      <text:p text:style-name="P22"><text:soft-page-break/>RISK MATRIX TAGS – storing the contents of a LookupTableItem. <text:span text:style-name="T43">There shall be ≥0 &lt;RiskMatrix&gt; tags in the file.</text:span></text:p>
      <text:p text:style-name="P22">&lt;RiskMatrix&gt;</text:p>
      <text:p text:style-name="P23">Define ≥1 categories, e.g. “severity high”, <text:span text:style-name="T37">which </text:span>are <text:span text:style-name="T37">instance</text:span>s<text:span text:style-name="T37"> of CategoryNameItem</text:span>:</text:p>
      <text:p text:style-name="P23">&lt;Category&gt; &lt;ID [category ID as str] /&gt; &lt;Name&gt; <text:span text:style-name="T37"><text:s/>[HumanName of dimension, e.g. 'Severity'] &lt;/Name&gt; </text:span>&lt;Description&gt; [description str] &lt;/Description&gt;</text:p>
      <text:p text:style-name="P23"><text:tab/>&lt;/Category&gt;</text:p>
      <text:p text:style-name="P22">&lt;SeverityDimension [SeverityDimensionIndex int as str] /&gt;</text:p>
      <text:p text:style-name="P22">Define ≥1 dimensions:</text:p>
      <text:p text:style-name="P22">&lt;Dimension&gt; &lt;Name&gt; [HumanName of dimension, e.g. 'Severity'] &lt;/Name&gt;</text:p>
      <text:p text:style-name="P22"><text:tab/>Define ≥1 keys in the dimension: &lt;Key&gt; &lt;ID [ID of <text:span text:style-name="T38">category </text:span>key <text:span text:style-name="T38">as defined just above</text:span>] /<text:span text:style-name="T38">&gt; &lt;/Key&gt;</text:span></text:p>
      <text:p text:style-name="P29">&lt;/Dimension&gt;</text:p>
      <text:p text:style-name="P24">Define entries (values) per dimension, per key, in this order:</text:p>
      <text:p text:style-name="P24"><text:tab/>Dimension 0 key 0, dimension 1 key 0…</text:p>
      <text:p text:style-name="P24"><text:tab/>Dimension 0 key 0, dimension 1 key 1… etc until all dimension 1 keys used up</text:p>
      <text:p text:style-name="P24">Dimension 0 key 1, dimension 1 key 0… etc</text:p>
      <text:p text:style-name="P24">&lt;Entry&gt; <text:span text:style-name="T40">[value, see below for XML structure of values] &lt;/Entry&gt;</text:span></text:p>
      <text:p text:style-name="P22">&lt;/RiskMatrix&gt;</text:p>
      <text:p text:style-name="P28"/>
      <text:p text:style-name="P28">CONSTANT <text:span text:style-name="T46">TAGS</text:span></text:p>
      <text:p text:style-name="P33">One tag per constant defined in the project.<text:span text:style-name="T37"> There shall be ≥0 &lt;</text:span>Constant<text:span text:style-name="T37">&gt; tags in the file.</text:span></text:p>
      <text:p text:style-name="P33">&lt;Constant&gt; <text:span text:style-name="T22">&lt;ID [ID int as str] /&gt; &lt;Name [HumanName as str] /&gt; </text:span></text:p>
      <text:p text:style-name="P33"><text:soft-page-break/><text:tab/>&lt;LinkFrom [ID of linked-from constant as str] /&gt; [omitted if this constant does not get its value by linking from another constant]</text:p>
      <text:p text:style-name="P33"><text:tab/>&lt;ConstValue&gt; [<text:span text:style-name="T40">value, see below for XML structure of values] </text:span>&lt;/ConstValue&gt; [omitted if this constant is linked from another constant]</text:p>
      <text:p text:style-name="P33">[If the constant is linked from another constant, and the linked-from constant's ID is missing in the project file, this constant's value is set to an appropriate NumProblemValue, allowing Vizop to inform the user that the linked-from constant is missing.]</text:p>
      <text:p text:style-name="P33">&lt;/Constant&gt;</text:p>
      <text:p text:style-name="P24"/>
      <text:p text:style-name="P35">COMMENT <text:span text:style-name="T46">TAG</text:span>S</text:p>
      <text:p text:style-name="P35">One tag per unique comment defined in the project. <text:span text:style-name="T37">There shall be ≥0 &lt;Co</text:span>mme<text:span text:style-name="T37">nt&gt; tags in the file.</text:span></text:p>
      <text:p text:style-name="P35">&lt;Comment&gt; <text:span text:style-name="T46">&lt;ID [ID int as str] /&gt; </text:span>&lt;Text&gt; [text of comment as str, suitably escaped] &lt;/Text&gt;</text:p>
      <text:p text:style-name="P35">&lt;/Comment&gt;</text:p>
      <text:p text:style-name="P35"/>
      <text:p text:style-name="P35"><text:span text:style-name="T47">ACTION ITEM</text:span> <text:span text:style-name="T46">TAG</text:span>S</text:p>
      <text:p text:style-name="P35">One tag per unique <text:span text:style-name="T49">action item</text:span> defined in the project. <text:span text:style-name="T37">There shall be ≥0 &lt;Action&gt; tags in the file.</text:span></text:p>
      <text:p text:style-name="P35">&lt;<text:span text:style-name="T49">Action</text:span>&gt; <text:span text:style-name="T46">&lt;ID [ID int as str] /&gt; </text:span>&lt;Text&gt; [text of <text:span text:style-name="T49">action</text:span> as str, suitably escaped] &lt;/Text&gt; <text:span text:style-name="T49">&lt;Responsible&gt; [responsible party's name, str] &lt;/Responsible&gt;</text:span></text:p>
      <text:p text:style-name="P78">&lt;Deadline&gt; [deadline date, str] &lt;/Deadline&gt;</text:p>
      <text:p text:style-name="P35">&lt;/<text:span text:style-name="T49">Action</text:span>&gt;</text:p>
      <text:p text:style-name="P35"/>
      <text:p text:style-name="P25">VALUES</text:p>
      <text:p text:style-name="P24">Values are <text:span text:style-name="T44">embedded inside other tags. They define how a number (e.g. frequency of an initiating event) is set in the project – for example, the number could be fixed by the user, linked to another value, or looked up from a risk matrix. They are stored </text:span>in XML as follows:</text:p>
      <text:p text:style-name="P26">&lt; [tag name according to the attribute being stored, e.g. “Frequency” ]&gt;</text:p>
      <text:p text:style-name="P26"><text:soft-page-break/><text:tab/>&lt;Kind [kind of value: 'User', 'Constant', 'Lookup', <text:span text:style-name="T48">'Category', 'Copied', <text:s/>or 'Link'</text:span>] /&gt;</text:p>
      <text:p text:style-name="P26"><text:tab/>Other tags according to Kind:</text:p>
      <text:p text:style-name="P75"><text:tab/><text:tab/>Kind = User: </text:p>
      <text:p text:style-name="P72"><text:span text:style-name="T48"><text:tab/><text:tab/><text:tab/>For each risk receptor defined for this value:</text:span></text:p>
      <text:p text:style-name="P75"><text:span text:style-name="T33"><text:tab/><text:tab/><text:tab/><text:tab/>&lt;RiskReceptor&gt; &lt;ID [risk receptor ID, str] /&gt; </text:span><text:span text:style-name="T39">&lt;Value&gt; [value as str] &lt;/Value&gt; &lt;Unit [ID of engineering unit] /&gt;</text:span></text:p>
      <text:p text:style-name="P75"><text:span text:style-name="T39"><text:tab/><text:tab/><text:tab/><text:tab/>&lt;Infinite [whether infinite, bool as str] </text:span><text:span text:style-name="T26">&gt; [omitted if not infinite] &lt;/</text:span><text:span text:style-name="T35">RiskReceptor&gt;</text:span></text:p>
      <text:p text:style-name="P26"><text:tab/><text:tab/>Kind = Constant: &lt;ID [ID of constant, str] /&gt;</text:p>
      <text:p text:style-name="P26"><text:tab/><text:tab/>Kind = Lookup: &lt;ID [ID of lookup table, str] /&gt; </text:p>
      <text:p text:style-name="P26"><text:tab/><text:tab/><text:tab/><text:span text:style-name="T41">Define a lookup value for each dimension of the lookup table: &lt;Value&gt; [value to look up in this dimension] &lt;/Value&gt;</text:span></text:p>
      <text:p text:style-name="P26"><text:tab/><text:tab/><text:tab/><text:span text:style-name="T41">(We store actual lookup values, rather than index of values in the matrix, so that the lookup will still be correct if the user adds to or deletes some keys from the matrix)</text:span></text:p>
      <text:p text:style-name="P74"><text:tab/><text:tab/><text:span text:style-name="T48">Kind = Category: &lt;TableID [ID of lookup table, str] /&gt; &lt;DimensionID [ID of dimension in lookup table, str] </text:span><text:span text:style-name="T25">&gt;</text:span></text:p>
      <text:p text:style-name="P71"><text:span text:style-name="T48"><text:tab/><text:tab/><text:tab/>For each risk receptor defined in the project:</text:span></text:p>
      <text:p text:style-name="P71"><text:span text:style-name="T48"><text:tab/><text:tab/><text:tab/>&lt;RiskReceptor&gt; &lt;ID [risk receptor ID, str] /&gt; &lt;Value&gt; [value to use from this dimension] &lt;/Value&gt; &lt;/RiskReceptor&gt;</text:span></text:p>
      <text:p text:style-name="P76"><text:span text:style-name="T34"><text:tab/><text:tab/></text:span><text:span text:style-name="T35">Kind = 'Copied': </text:span><text:span text:style-name="T36">(this represents a </text:span><text:span text:style-name="T51">ParentNumValueItem </text:span><text:span text:style-name="T36">instance)</text:span></text:p>
      <text:p text:style-name="P72"><text:span text:style-name="T48"><text:tab/><text:tab/><text:tab/>For each risk receptor defined for this value:</text:span></text:p>
      <text:p text:style-name="P75"><text:span text:style-name="T33"><text:tab/><text:tab/><text:tab/><text:tab/>&lt;RiskReceptor&gt; &lt;ID [risk receptor ID, str] /&gt; </text:span><text:span text:style-name="T39">&lt;Value&gt; [value as str] &lt;/Value&gt; &lt;Unit [ID of engineering unit] /&gt;</text:span></text:p>
      <text:p text:style-name="P75"><text:span text:style-name="T39"><text:tab/><text:tab/><text:tab/><text:tab/>&lt;Infinite [whether infinite, bool as str] </text:span><text:span text:style-name="T26">&gt; [omitted if not infinite] &lt;/</text:span><text:span text:style-name="T35">RiskReceptor&gt;</text:span></text:p>
      <text:p text:style-name="P75"><text:span text:style-name="T35"><text:tab/><text:tab/><text:tab/>&lt;CopiedFrom [ID of value this value was copied from. It is not guaranteed that an existing value with the matching ID still exists; if it does not exist, when the project file is loaded, this value should be converted to kind = User] /&gt;</text:span></text:p>
      <text:p text:style-name="P76"><text:span text:style-name="T40"><text:tab/><text:tab/>Kind = Link: (this represents a </text:span><text:span text:style-name="T50">UseParentValueItem</text:span><text:span text:style-name="T49"> instance) &lt;ID [ID of PHA object to which this value is linked, str] /&gt;</text:span></text:p>
      <text:p text:style-name="P27"><text:soft-page-break/>&lt;/ [tag name]&gt;</text:p>
      <text:p text:style-name="P27"/>
      <text:p text:style-name="P3">Outermost tag: &lt;<text:span text:style-name="T8">vizop</text:span>Project&gt;</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42">&lt;ProcessUnit&gt;%B<text:span text:style-name="T9">U</text:span></text:p>
          </table:table-cell>
          <table:table-cell table:style-name="Table1.A1" office:value-type="string">
            <text:p text:style-name="P47">ID (int)</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E1" office:value-type="string">
            <text:p text:style-name="Table_20_Contents"/>
          </table:table-cell>
        </table:table-row>
        <table:table-row>
          <table:table-cell table:style-name="Table1.A2" office:value-type="string">
            <text:p text:style-name="P43"/>
          </table:table-cell>
          <table:table-cell table:style-name="Table1.A2" office:value-type="string">
            <text:p text:style-name="P52">&lt;PHA&gt;*%</text:p>
          </table:table-cell>
          <table:table-cell table:style-name="Table1.A2" office:value-type="string">
            <text:p text:style-name="P48">ID of a <text:span text:style-name="T12">PHA object</text:span> belonging to this process unit (int)</text:p>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43">&lt;RecommendationReport&gt;B<text:span text:style-name="T9">U</text:span></text:p>
          </table:table-cell>
          <table:table-cell table:style-name="Table1.A2" office:value-type="string">
            <text:p text:style-name="P43">(show report properties)</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47">&lt;RiskMatrix&gt;%BU</text:p>
          </table:table-cell>
          <table:table-cell table:style-name="Table1.A2" office:value-type="string">
            <text:p text:style-name="P47">ID (in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57">&lt;FaultTree&gt;%BU</text:p>
          </table:table-cell>
          <table:table-cell table:style-name="Table1.A2" office:value-type="string">
            <text:p text:style-name="P50">ID (in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P64">Attribs:</text:p>
            <text:p text:style-name="P64">GateStyle= (style of logic gates used throughout this FT)</text:p>
            <text:p text:style-name="P65">OpMode= (SIF operating mode)</text:p>
          </table:table-cell>
        </table:table-row>
        <table:table-row>
          <table:table-cell table:style-name="Table1.A2" office:value-type="string">
            <text:p text:style-name="P51"/>
          </table:table-cell>
          <table:table-cell table:style-name="Table1.A2" office:value-type="string">
            <text:p text:style-name="P57">Header data <text:span text:style-name="T15">C</text:span></text:p>
          </table:table-cell>
          <table:table-cell table:style-name="Table1.A2" office:value-type="string">
            <text:p text:style-name="P57">Tags containing data such as SIF number . <text:span text:style-name="T17">(This isn't handled as an attrib as it may contain spaces)</text:span></text:p>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51"/>
          </table:table-cell>
          <table:table-cell table:style-name="Table1.A2" office:value-type="string">
            <text:p text:style-name="P57">&lt;Column&gt;*% ColumnID</text:p>
          </table:table-cell>
          <table:table-cell table:style-name="Table1.A2" office:value-type="string">
            <text:p text:style-name="P57">ID of a column in this Fault Tree. <text:span text:style-name="T15">Columns are listed in order from left to right (or bottom to top, for vertical display).</text:span></text:p>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58">&lt;FTColumn&gt;%BU</text:p>
          </table:table-cell>
          <table:table-cell table:style-name="Table1.A2" office:value-type="string">
            <text:p text:style-name="P58">ID (int)</text:p>
          </table:table-cell>
          <table:table-cell table:style-name="Table1.A2" office:value-type="string">
            <text:p text:style-name="P58">Tag containing details of a column in a Fault Tree.</text:p>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51"/>
          </table:table-cell>
          <table:table-cell table:style-name="Table1.A2" office:value-type="string">
            <text:p text:style-name="P58">Header data</text:p>
          </table:table-cell>
          <table:table-cell table:style-name="Table1.A2" office:value-type="string">
            <text:p text:style-name="P58">Any data referring to the column as a whole, such as horizontal/vertical offset</text:p>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51"/>
          </table:table-cell>
          <table:table-cell table:style-name="Table1.A2" office:value-type="string">
            <text:p text:style-name="P58">Tags for FT elements *%BC</text:p>
          </table:table-cell>
          <table:table-cell table:style-name="Table1.A2" office:value-type="string">
            <text:p text:style-name="P58">See separate table below for details of FT element tags. <text:span text:style-name="T18">Tags are listed in order from top to bottom.</text:span></text:p>
          </table:table-cell>
          <table:table-cell table:style-name="Table1.A2" office:value-type="string">
            <text:p text:style-name="Table_20_Contents"/>
          </table:table-cell>
          <table:table-cell table:style-name="Table1.E2" office:value-type="string">
            <text:p text:style-name="Table_20_Contents"/>
          </table:table-cell>
        </table:table-row>
        <text:soft-page-break/>
        <table:table-row>
          <table:table-cell table:style-name="Table1.A2" office:value-type="string">
            <text:p text:style-name="P51">&lt;PHA&gt;%BU</text:p>
          </table:table-cell>
          <table:table-cell table:style-name="Table1.A2" office:value-type="string">
            <text:p text:style-name="P51">ID (in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44"/>
          </table:table-cell>
          <table:table-cell table:style-name="Table1.A2" office:value-type="string">
            <text:p text:style-name="P52">&lt;Node&gt;*%</text:p>
          </table:table-cell>
          <table:table-cell table:style-name="Table1.A2" office:value-type="string">
            <text:p text:style-name="P48">ID of a node belonging to this <text:span text:style-name="T12">PHA</text:span> (int)</text:p>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53">&lt;Node&gt;%BU</text:p>
          </table:table-cell>
          <table:table-cell table:style-name="Table1.A2" office:value-type="string">
            <text:p text:style-name="P53">ID (in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53"/>
          </table:table-cell>
          <table:table-cell table:style-name="Table1.A2" office:value-type="string">
            <text:p text:style-name="P53">&lt;Cause&gt;*%</text:p>
          </table:table-cell>
          <table:table-cell table:style-name="Table1.A2" office:value-type="string">
            <text:p text:style-name="P49">ID of a <text:span text:style-name="T13">cause object</text:span> belonging to this <text:span text:style-name="T13">node</text:span> (int)</text:p>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53">&lt;Cause&gt;%BU</text:p>
          </table:table-cell>
          <table:table-cell table:style-name="Table1.A2" office:value-type="string">
            <text:p text:style-name="P54">ID (in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56">&lt;Alarm&gt;%U</text:p>
          </table:table-cell>
          <table:table-cell table:style-name="Table1.A2" office:value-type="string">
            <text:p text:style-name="P55">ID (in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44">&lt;Comment&gt;%U</text:p>
          </table:table-cell>
          <table:table-cell table:style-name="Table1.A2" office:value-type="string">
            <text:p text:style-name="P44"><text:span text:style-name="T11">ID</text:span> of comment (in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44"/>
          </table:table-cell>
          <table:table-cell table:style-name="Table1.A2" office:value-type="string">
            <text:p text:style-name="P44">&lt;Text&gt;*</text:p>
          </table:table-cell>
          <table:table-cell table:style-name="Table1.A2" office:value-type="string">
            <text:p text:style-name="P44">Text of comment (ignored if Link is supplied) <text:span text:style-name="T10">(text)</text:span></text:p>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44"/>
          </table:table-cell>
          <table:table-cell table:style-name="Table1.A2" office:value-type="string">
            <text:p text:style-name="P44">&lt;CopiedTo&gt;*%</text:p>
          </table:table-cell>
          <table:table-cell table:style-name="Table1.A2" office:value-type="string">
            <text:p text:style-name="P44"><text:span text:style-name="T11">ID </text:span>of a comment this comment has been copied to <text:span text:style-name="T10">(int)</text:span></text:p>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44"/>
          </table:table-cell>
          <table:table-cell table:style-name="Table1.A2" office:value-type="string">
            <text:p text:style-name="P46">&lt;Link&gt;*</text:p>
          </table:table-cell>
          <table:table-cell table:style-name="Table1.A2" office:value-type="string">
            <text:p text:style-name="P46"><text:span text:style-name="T11">ID</text:span> of a comment to which this comment is linked (i.e. this comment is the 'shadow' of the other comment) (int)</text:p>
          </table:table-cell>
          <table:table-cell table:style-name="Table1.A2" office:value-type="string">
            <text:p text:style-name="Table_20_Contents"/>
          </table:table-cell>
          <table:table-cell table:style-name="Table1.E2" office:value-type="string">
            <text:p text:style-name="Table_20_Contents"/>
          </table:table-cell>
        </table:table-row>
      </table:table>
      <text:p text:style-name="Text_20_body"/>
      <text:p text:style-name="P8">FT ELEMENT TAGS</text:p>
      <text:p text:style-name="P8"/>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5"/>
          </table:table-cell>
          <table:table-cell table:style-name="Table2.A1" office:value-type="string">
            <text:p text:style-name="P60">&lt;FTEvent&gt; %BC</text:p>
          </table:table-cell>
          <table:table-cell table:style-name="Table2.A1" office:value-type="string">
            <text:p text:style-name="P60">Tag detailing an event such as an initiating event, IPL, intermediate event, final event, conditional modifier or enabling event.</text:p>
          </table:table-cell>
          <table:table-cell table:style-name="Table2.A1" office:value-type="string">
            <text:p text:style-name="P59"/>
          </table:table-cell>
          <table:table-cell table:style-name="Table2.E1" office:value-type="string">
            <text:p text:style-name="P60">Attribs:</text:p>
            <text:p text:style-name="P60">Kind=</text:p>
            <text:p text:style-name="P60">Description=</text:p>
            <text:p text:style-name="P60">ConnectTo= comma-separated list of objects this event is connected to (on the right of this object)</text:p>
            <text:p text:style-name="P60">IsSIFFailureEvent= bool (optional; default is False)</text:p>
            <text:p text:style-name="P66"><text:soft-page-break/>IsFinalEvent= bool</text:p>
          </table:table-cell>
        </table:table-row>
        <table:table-row>
          <table:table-cell table:style-name="Table2.A2" office:value-type="string">
            <text:p text:style-name="P45"/>
          </table:table-cell>
          <table:table-cell table:style-name="Table2.A2" office:value-type="string">
            <text:p text:style-name="P60"/>
          </table:table-cell>
          <table:table-cell table:style-name="Table2.A2" office:value-type="string">
            <text:p text:style-name="P60">Optional child tags:</text:p>
            <text:p text:style-name="P60">&lt;Value&gt; <text:span text:style-name="T16">C</text:span>: user-defined value of the event</text:p>
            <text:p text:style-name="P62">&lt;ActionItem&gt; %C: ID of action item attached to this event</text:p>
            <text:p text:style-name="P62">&lt;CollapseGroup&gt; %: ID of collapse group to which this event belongs</text:p>
            <text:p text:style-name="P62">&lt;ViewMode&gt;: contains attribs for each user-switchable viewing feature, e.g. CommentsVisible (whether comments are visible), ActionItemsVisible</text:p>
          </table:table-cell>
          <table:table-cell table:style-name="Table2.A2" office:value-type="string">
            <text:p text:style-name="P59"/>
          </table:table-cell>
          <table:table-cell table:style-name="Table2.E2" office:value-type="string">
            <text:p text:style-name="P60"/>
          </table:table-cell>
        </table:table-row>
        <table:table-row>
          <table:table-cell table:style-name="Table2.A2" office:value-type="string">
            <text:p text:style-name="P45"/>
          </table:table-cell>
          <table:table-cell table:style-name="Table2.A2" office:value-type="string">
            <text:p text:style-name="P62">&lt;FTGate&gt; %BC</text:p>
          </table:table-cell>
          <table:table-cell table:style-name="Table2.A2" office:value-type="string">
            <text:p text:style-name="P62">Tag detailing a logic gate</text:p>
          </table:table-cell>
          <table:table-cell table:style-name="Table2.A2" office:value-type="string">
            <text:p text:style-name="P59"/>
          </table:table-cell>
          <table:table-cell table:style-name="Table2.E2" office:value-type="string">
            <text:p text:style-name="P61">Attribs:</text:p>
            <text:p text:style-name="P61">Kind= <text:span text:style-name="T16">OR, AND etc.</text:span></text:p>
            <text:p text:style-name="P61">Description=</text:p>
            <text:p text:style-name="P61">ConnectTo= comma-separated list of objects this <text:span text:style-name="T16">gate</text:span> is connected to (on the right of this <text:span text:style-name="T16">gate</text:span>)</text:p>
            <text:p text:style-name="P62">Gate style not included here as it is assumed to be consistent across the whole FT.</text:p>
          </table:table-cell>
        </table:table-row>
        <table:table-row>
          <table:table-cell table:style-name="Table2.A2" office:value-type="string">
            <text:p text:style-name="P45"/>
          </table:table-cell>
          <table:table-cell table:style-name="Table2.A2" office:value-type="string">
            <text:p text:style-name="P62"/>
          </table:table-cell>
          <table:table-cell table:style-name="Table2.A2" office:value-type="string">
            <text:p text:style-name="P61">Optional child tags:</text:p>
            <text:p text:style-name="P62">&lt;ActionItem&gt; %C: ID of action item attached to this gate</text:p>
            <text:p text:style-name="P62">&lt;CollapseGroup&gt; %: ID of collapse group to which this gate belongs</text:p>
            <text:p text:style-name="P62">&lt;ViewMode&gt;: contains attribs for each user-switchable viewing feature, e.g. CommentsVisible (whether comments are visible), ActionItemsVisible, Expanded (all details visible, rather than only gate <text:soft-page-break/>symbol)</text:p>
          </table:table-cell>
          <table:table-cell table:style-name="Table2.A2" office:value-type="string">
            <text:p text:style-name="P59"/>
          </table:table-cell>
          <table:table-cell table:style-name="Table2.E2" office:value-type="string">
            <text:p text:style-name="P61"/>
          </table:table-cell>
        </table:table-row>
        <table:table-row>
          <table:table-cell table:style-name="Table2.A2" office:value-type="string">
            <text:p text:style-name="P45"/>
          </table:table-cell>
          <table:table-cell table:style-name="Table2.A2" office:value-type="string">
            <text:p text:style-name="P66">&lt;FTConnector&gt; %BC</text:p>
          </table:table-cell>
          <table:table-cell table:style-name="Table2.A2" office:value-type="string">
            <text:p text:style-name="P61"/>
          </table:table-cell>
          <table:table-cell table:style-name="Table2.A2" office:value-type="string">
            <text:p text:style-name="P59"/>
          </table:table-cell>
          <table:table-cell table:style-name="Table2.E2" office:value-type="string">
            <text:p text:style-name="P66">Attribs:</text:p>
            <text:p text:style-name="P66">Kind= in or out</text:p>
            <text:p text:style-name="P66">Description=</text:p>
            <text:p text:style-name="P66">ConnectTo= For connector-in, IDs of elements connected (to the right of this connector); for connector-out, IDs of connectors-in attached to this connector (could be empty list).</text:p>
          </table:table-cell>
        </table:table-row>
        <table:table-row>
          <table:table-cell table:style-name="Table2.A2" office:value-type="string">
            <text:p text:style-name="P45"/>
          </table:table-cell>
          <table:table-cell table:style-name="Table2.A2" office:value-type="string">
            <text:p text:style-name="P66"/>
          </table:table-cell>
          <table:table-cell table:style-name="Table2.A2" office:value-type="string">
            <text:p text:style-name="P66">Optional child tags:</text:p>
            <text:p text:style-name="P66">&lt;Value&gt; C: if value is user-defined (because it's a connector-in feeding a value from a different project), the value is supplied here</text:p>
            <text:p text:style-name="P63">&lt;ActionItem&gt; %C: ID of action item attached to this <text:span text:style-name="T18">connector</text:span></text:p>
            <text:p text:style-name="P63">&lt;CollapseGroup&gt; %: ID of collapse group to which this <text:span text:style-name="T18">connector</text:span> belongs</text:p>
            <text:p text:style-name="P63">&lt;ViewMode&gt;: contains attribs for each user-switchable viewing feature, e.g. CommentsVisible (whether comments are visible), ActionItemsVisible</text:p>
          </table:table-cell>
          <table:table-cell table:style-name="Table2.A2" office:value-type="string">
            <text:p text:style-name="P59"/>
          </table:table-cell>
          <table:table-cell table:style-name="Table2.E2" office:value-type="string">
            <text:p text:style-name="P66"/>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Courier New" svg:font-family="'Courier New'"/>
    <style:font-face style:name="Menlo" svg:font-family="Menlo"/>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5T20:17:06.207017000</meta:creation-date>
    <meta:generator>LibreOffice/5.4.2.2$MacOSX_X86_64 LibreOffice_project/22b09f6418e8c2d508a9eaf86b2399209b0990f4</meta:generator>
    <dc:date>2019-01-30T17:18:03.061297206</dc:date>
    <meta:editing-duration>P3DT11H3M50S</meta:editing-duration>
    <meta:editing-cycles>49</meta:editing-cycles>
    <meta:document-statistic meta:table-count="2" meta:image-count="0" meta:object-count="0" meta:page-count="11" meta:paragraph-count="204" meta:word-count="2243" meta:character-count="13786" meta:non-whitespace-character-count="11596"/>
  </office:meta>
</office:document-meta>
</file>